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9.5pt" style:font-name-asian="Consolas" style:font-size-asian="9.5pt" style:font-name-complex="Consolas" style:font-size-complex="9.5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name-asian="Consolas" style:font-size-asian="12pt" style:font-name-complex="Consolas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drzędną klasą odpowiedzialną za parsowanie plików jest ParserFactory. Jest ona zaimplementowana jako Singleton i przechowuje kolekcję obiektów typu Parser. Poszcególne parsery dziedziczą po klasie abstrakcyjnej Parser i dokonuja rzeczywistego przekształcenia wejściowego ciągu znaków na wyjściowe próbki – wartości liczbowe typu double.</text:p>
      <text:p text:style-name="Standard"/>
      <text:p text:style-name="Standard">W pierotnym zamierzeniu klasa Parserfactory miała tworzyć odpowiedni parser dla każdego pliku wejściowego. Jednak wydedukowanie formatu pliku a priori <text:s/>jest trudne, zwłaszcza dla formatów testowych – oba korzystają z rozszerzenia .dat. Odczytanie informajci o pliku w takim wypadku jest równoznaczne z przeprowadzeniem przynajmniej częściowego parsowania, zatem przyjęto inne rozwiązanie – każdy z parserów po kolei próbuje wczytać dany plik. Pozwala to również na dodanie kolejnych parserów w przyszłości bez zmiany istniejącego kodu.</text:p>
      <text:p text:style-name="Standard">Gdy któremukolwiek z parserów uda się przeprowadzic wczytywanie do końca, oznacza to sukces, natomiast gdy żadnemu z parserów to się nie uda – porażkę. Odpowiedni komunikat jest drukowany na standardowe wyjście.</text:p>
      <text:p text:style-name="Standard"/>
      <text:p text:style-name="Standard">Właściwe parsery <text:span text:style-name="T4">– </text:span><text:span text:style-name="T5">ParserSplice i ParserFullEx – wykorzystują bibliotekę Boost:::Spirit, w szczególności jej fragment Qi przeznaczony właśnie do tworzenia modularnych parserów. Każdy z parserów dziedziczy po klasie Qi::grammar i może służyć do budowy większych parserów za pomocą przeciążonego operatora &lt;&lt;. Dzięki temu na przykład mzliwe jest wczytanie liczby typu unsigned, następnie pary tych liczb, ciągu par i w końcu całego formatu FullExOr.</text:span></text:p>
      <text:p text:style-name="Standard"><text:span text:style-name="T5">Wczytywane dane są umieszczane bezpośrednio w strukturach lub też w wektorach struktur. Struktury danych tworzą hierarchię odpowiadającą hierarchii parserów. Wczytywanie danych bezpośrednio do struktur o dość dowolnym typie (np. FullexData zdefiniownaym przez użytkownika) jest możliwe dzięki makro BOOST_FUSION_ADAPT_STRUCT, które łączy pole struktury z jej typem. Parser dla odpowiedniej struktury umieszcza kolejno wczytane fragmenty w odpowiadających im polach.</text:span></text:p>
      <text:p text:style-name="Standard"><text:span text:style-name="T5"/></text:p>
      <text:p text:style-name="Standard"><text:span text:style-name="T5">Użyte parsery są restrykcyjne pod względem składni, to znaczy wymagają istnienia także pól, które nie są wczytywane do struktur – informacji pomocniczych nie będących przedmiotem zainteresowania, które możnaby pominąć. Zaliczają się do nich także m.in. znaki nowej linii obecne w pliku.</text:span></text:p>
      <text:p text:style-name="Standard"><text:span text:style-name="T5">Dodanie zbyt wielu opcjonalnych wyrazów do parsera praktycznie uniemożliwiało jego debugowanie, zanim zaczął działać. Dla pewności więc parsowany jest pełny format pliku.</text:span></text:p>
      <text:p text:style-name="Standard"><text:span text:style-name="T5"/></text:p>
      <text:p text:style-name="Standard"><text:span text:style-name="T5">Konwersja pomiędzy próbkami DNA (actg) i typem rzeczywistym (double) odbywa się dzięki funkcji convertACTG. Został tu wykorzystany algorytm std::transform i boost::bind. Para AC odpowiada przeciwnym wartościom, natomiast para TG wnosi pewną wartość stałą, dzięki czemu opdpowiadające im widmo jest różne.</text:span></text:p>
      <text:p text:style-name="Standard"><text:span text:style-name="T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7M20S</meta:editing-duration>
    <meta:editing-cycles>11</meta:editing-cycles>
    <meta:generator>OpenOffice.org/3.3$Win32 OpenOffice.org_project/330m20$Build-9567</meta:generator>
    <dc:date>2013-01-14T21:36:41.16</dc:date>
    <dc:creator>Tomasz Zieliński</dc:creator>
    <meta:document-statistic meta:table-count="0" meta:image-count="0" meta:object-count="0" meta:page-count="1" meta:paragraph-count="8" meta:word-count="366" meta:character-count="2756"/>
    <meta:user-defined meta:name="Info 1"/>
    <meta:user-defined meta:name="Info 2"/>
    <meta:user-defined meta:name="Info 3"/>
    <meta:user-defined meta:name="Info 4"/>
  </office:meta>
</office:document-meta>
</file>